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73in"/>
    </style:style>
    <style:style style:name="co2" style:family="table-column">
      <style:table-column-properties fo:break-before="auto" style:column-width="2.4772in"/>
    </style:style>
    <style:style style:name="co3" style:family="table-column">
      <style:table-column-properties fo:break-before="auto" style:column-width="13.0752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4.702in"/>
    </style:style>
    <style:style style:name="co6" style:family="table-column">
      <style:table-column-properties fo:break-before="auto" style:column-width="6.139in"/>
    </style:style>
    <style:style style:name="co7" style:family="table-column">
      <style:table-column-properties fo:break-before="auto" style:column-width="4.9035in"/>
    </style:style>
    <style:style style:name="co8" style:family="table-column">
      <style:table-column-properties fo:break-before="auto" style:column-width="1.9728in"/>
    </style:style>
    <style:style style:name="co9" style:family="table-column">
      <style:table-column-properties fo:break-before="auto" style:column-width="1.9028in"/>
    </style:style>
    <style:style style:name="co10" style:family="table-column">
      <style:table-column-properties fo:break-before="auto" style:column-width="3.652in"/>
    </style:style>
    <style:style style:name="co11" style:family="table-column">
      <style:table-column-properties fo:break-before="auto" style:column-width="1.1693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6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6pt" style:font-size-asian="16pt" style:font-size-complex="16pt"/>
    </style:style>
    <style:style style:name="ce31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DATA STRUCTURE &amp; ALGO PROBLEM LIST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3" office:value-type="string" calcext:value-type="string">
            <text:p>Serial:</text:p>
          </table:table-cell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9" office:value-type="string" calcext:value-type="string">
            <text:p>Done [yes or no] </text:p>
          </table:table-cell>
          <table:table-cell table:style-name="ce12" office:value-type="string" calcext:value-type="string">
            <text:p>SLOVED Using</text:p>
          </table:table-cell>
          <table:table-cell table:style-name="ce12" office:value-type="string" calcext:value-type="string">
            <text:p>Remaining Methods</text:p>
          </table:table-cell>
          <table:table-cell table:style-name="ce12" office:value-type="string" calcext:value-type="string">
            <text:p>Github <text:s/>Link</text:p>
          </table:table-cell>
          <table:table-cell table:style-name="ce28" office:value-type="string" calcext:value-type="string">
            <text:p>No of Attempts</text:p>
          </table:table-cell>
          <table:table-cell table:style-name="ce28" office:value-type="string" calcext:value-type="string">
            <text:p>No of Approach</text:p>
          </table:table-cell>
          <table:table-cell table:style-name="ce28" office:value-type="string" calcext:value-type="string">
            <text:p>Problem <text:s/>required using topic</text:p>
          </table:table-cell>
          <table:table-cell table:number-columns-repeated="54"/>
        </table:table-row>
        <table:table-row table:style-name="ro4">
          <table:table-cell table:number-columns-repeated="3"/>
          <table:table-cell table:style-name="ce10"/>
          <table:table-cell table:number-columns-repeated="60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0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0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bubble sort,STL sort,Set</text:p>
          </table:table-cell>
          <table:table-cell office:value-type="string" calcext:value-type="string">
            <text:p>partition algo concepts,mini heap,max heap,Quick select,map <text:s/></text:p>
          </table:table-cell>
          <table:table-cell table:number-columns-repeated="58"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counting,Dutch flag concept</text:p>
          </table:table-cell>
          <table:table-cell table:number-columns-repeated="59"/>
        </table:table-row>
        <table:table-row table:style-name="ro5">
          <table:table-cell table:style-name="ce14" office:value-type="float" office:value="5" calcext:value-type="float">
            <text:p>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wo pointers</text:p>
          </table:table-cell>
          <table:table-cell table:number-columns-repeated="58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TL(set),algo,handling dublicate</text:p>
          </table:table-cell>
          <table:table-cell office:value-type="string" calcext:value-type="string">
            <text:p>hashing &amp; its variation,binary search</text:p>
          </table:table-cell>
          <table:table-cell table:number-columns-repeated="58"/>
        </table:table-row>
        <table:table-row table:style-name="ro5">
          <table:table-cell table:style-name="ce14" office:value-type="float" office:value="7" calcext:value-type="float">
            <text:p>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iteration,two pointers,Reversal Algo</text:p>
          </table:table-cell>
          <table:table-cell office:value-type="string" calcext:value-type="string">
            <text:p>Reversal algo,block swaping</text:p>
          </table:table-cell>
          <table:table-cell table:number-columns-repeated="58"/>
        </table:table-row>
        <table:table-row table:style-name="ro5">
          <table:table-cell table:style-name="ce14" office:value-type="float" office:value="8" calcext:value-type="float">
            <text:p>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bruteforces,kadane's Algo</text:p>
          </table:table-cell>
          <table:table-cell table:number-columns-repeated="59"/>
        </table:table-row>
        <table:table-row table:style-name="ro5">
          <table:table-cell table:style-name="ce14" office:value-type="float" office:value="9" calcext:value-type="float">
            <text:p>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0" office:value-type="string" calcext:value-type="string">
            <text:p>UNSOLVED</text:p>
          </table:table-cell>
          <table:table-cell table:number-columns-repeated="60"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tricky implementation1</text:p>
          </table:table-cell>
          <table:table-cell office:value-type="string" calcext:value-type="string">
            <text:p>recursive(O(n^2)),tricky implementation 2,dynamic programming </text:p>
          </table:table-cell>
          <table:table-cell table:number-columns-repeated="58"/>
        </table:table-row>
        <table:table-row table:style-name="ro5">
          <table:table-cell table:style-name="ce14" office:value-type="float" office:value="11" calcext:value-type="float">
            <text:p>1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ort&amp;iteration(O(n log n)),indexinsertCount,tricky algo gfg 1</text:p>
          </table:table-cell>
          <table:table-cell office:value-type="string" calcext:value-type="string">
            <text:p><text:s text:c="2"/>tricky algo gfg 02, <text:s/>hashmaping , <text:s text:c="2"/>linkedlist cycling(will do during linkedlist catagory)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5"/>
        </table:table-row>
        <table:table-row table:style-name="ro5">
          <table:table-cell table:style-name="ce14" office:value-type="float" office:value="12" calcext:value-type="float">
            <text:p>1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tricky implementation,Gap algorithms</text:p>
          </table:table-cell>
          <table:table-cell office:value-type="string" calcext:value-type="string">
            <text:p>few others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5"/>
        </table:table-row>
        <table:table-row table:style-name="ro5">
          <table:table-cell table:style-name="ce14" office:value-type="float" office:value="13" calcext:value-type="float">
            <text:p>1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Repeated with different approached but solved both</text:p>
          </table:table-cell>
          <table:table-cell office:value-type="string" calcext:value-type="string">
            <text:p>None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style-name="ce14" office:value-type="float" office:value="14" calcext:value-type="float">
            <text:p>1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merge-intervals/" xlink:type="simple">Merge Intervals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Hash Maping,brute force,sort and compare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style-name="ce14" office:value-type="float" office:value="15" calcext:value-type="float">
            <text:p>1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TL,algo,improved algo with reversal</text:p>
          </table:table-cell>
          <table:table-cell office:value-type="string" calcext:value-type="string">
            <text:p>None not found</text:p>
          </table:table-cell>
          <table:table-cell table:number-columns-repeated="58"/>
        </table:table-row>
        <table:table-row table:style-name="ro5">
          <table:table-cell table:style-name="ce14" office:value-type="float" office:value="16" calcext:value-type="float">
            <text:p>1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7" calcext:value-type="float">
            <text:p>1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8" calcext:value-type="float">
            <text:p>1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9" calcext:value-type="float">
            <text:p>1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0" calcext:value-type="float">
            <text:p>2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1" calcext:value-type="float">
            <text:p>2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2" calcext:value-type="float">
            <text:p>2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3" calcext:value-type="float">
            <text:p>2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4" calcext:value-type="float">
            <text:p>2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5" calcext:value-type="float">
            <text:p>2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6" calcext:value-type="float">
            <text:p>2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7" calcext:value-type="float">
            <text:p>2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8" calcext:value-type="float">
            <text:p>2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9" calcext:value-type="float">
            <text:p>2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0" calcext:value-type="float">
            <text:p>3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1" calcext:value-type="float">
            <text:p>3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2" calcext:value-type="float">
            <text:p>3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3" calcext:value-type="float">
            <text:p>3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4" calcext:value-type="float">
            <text:p>3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5" calcext:value-type="float">
            <text:p>3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6" calcext:value-type="float">
            <text:p>3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7"/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/>
          <table:table-cell table:style-name="ce7"/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7" calcext:value-type="float">
            <text:p>37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8" calcext:value-type="float">
            <text:p>38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9" calcext:value-type="float">
            <text:p>39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0" calcext:value-type="float">
            <text:p>40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1" calcext:value-type="float">
            <text:p>41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2" calcext:value-type="float">
            <text:p>42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3" calcext:value-type="float">
            <text:p>43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4" calcext:value-type="float">
            <text:p>44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5" calcext:value-type="float">
            <text:p>45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6" calcext:value-type="float">
            <text:p>46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 table:style-name="ce15" office:value-type="float" office:value="47" calcext:value-type="float">
            <text:p>4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reverse-string/" xlink:type="simple">Reverse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8" calcext:value-type="float">
            <text:p>4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9" calcext:value-type="float">
            <text:p>4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style-name="ce15" office:value-type="float" office:value="50" calcext:value-type="float">
            <text:p>50</text:p>
          </table:table-cell>
          <table:table-cell table:style-name="ce2" office:value-type="string" calcext:value-type="string">
            <text:p>String</text:p>
          </table:table-cell>
          <table:table-cell table:style-name="ce7" office:value-type="string" calcext:value-type="string">
            <text:p>Why strings are immutable in Java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1" calcext:value-type="float">
            <text:p>5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2" calcext:value-type="float">
            <text:p>5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3" calcext:value-type="float">
            <text:p>5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4" calcext:value-type="float">
            <text:p>5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5" calcext:value-type="float">
            <text:p>5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6" calcext:value-type="float">
            <text:p>5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7" calcext:value-type="float">
            <text:p>5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8" calcext:value-type="float">
            <text:p>5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9" calcext:value-type="float">
            <text:p>5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0" calcext:value-type="float">
            <text:p>6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1" calcext:value-type="float">
            <text:p>6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2" calcext:value-type="float">
            <text:p>6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3" calcext:value-type="float">
            <text:p>6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4" calcext:value-type="float">
            <text:p>6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5" calcext:value-type="float">
            <text:p>6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6" calcext:value-type="float">
            <text:p>6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7" calcext:value-type="float">
            <text:p>6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8" calcext:value-type="float">
            <text:p>6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9" calcext:value-type="float">
            <text:p>6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0" calcext:value-type="float">
            <text:p>7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1" calcext:value-type="float">
            <text:p>7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2" calcext:value-type="float">
            <text:p>7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3" calcext:value-type="float">
            <text:p>7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4" calcext:value-type="float">
            <text:p>7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5" calcext:value-type="float">
            <text:p>7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6" calcext:value-type="float">
            <text:p>7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7" calcext:value-type="float">
            <text:p>7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8" calcext:value-type="float">
            <text:p>7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9" calcext:value-type="float">
            <text:p>7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0" calcext:value-type="float">
            <text:p>8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1" calcext:value-type="float">
            <text:p>8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2" calcext:value-type="float">
            <text:p>8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3" calcext:value-type="float">
            <text:p>8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4" calcext:value-type="float">
            <text:p>8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5" calcext:value-type="float">
            <text:p>8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6" calcext:value-type="float">
            <text:p>8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7" calcext:value-type="float">
            <text:p>8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8" calcext:value-type="float">
            <text:p>8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9" calcext:value-type="float">
            <text:p>8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 table:style-name="ce15" office:value-type="float" office:value="90" calcext:value-type="float">
            <text:p>9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1" calcext:value-type="float">
            <text:p>9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2" calcext:value-type="float">
            <text:p>9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3" calcext:value-type="float">
            <text:p>9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4" calcext:value-type="float">
            <text:p>9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5" calcext:value-type="float">
            <text:p>9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6" calcext:value-type="float">
            <text:p>9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7" calcext:value-type="float">
            <text:p>9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8" calcext:value-type="float">
            <text:p>9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9" calcext:value-type="float">
            <text:p>9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0" calcext:value-type="float">
            <text:p>10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1" calcext:value-type="float">
            <text:p>10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2" calcext:value-type="float">
            <text:p>10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3" calcext:value-type="float">
            <text:p>10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4" calcext:value-type="float">
            <text:p>10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5" calcext:value-type="float">
            <text:p>10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6" calcext:value-type="float">
            <text:p>10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7" calcext:value-type="float">
            <text:p>10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8" calcext:value-type="float">
            <text:p>10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9" calcext:value-type="float">
            <text:p>10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0" calcext:value-type="float">
            <text:p>11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1" calcext:value-type="float">
            <text:p>11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2" calcext:value-type="float">
            <text:p>11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3" calcext:value-type="float">
            <text:p>11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GGRCOW/" xlink:type="simple">Aggressive cow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4" calcext:value-type="float">
            <text:p>11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5" calcext:value-type="float">
            <text:p>11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EKO/" xlink:type="simple">EKOSPOJ: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6" calcext:value-type="float">
            <text:p>11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7" calcext:value-type="float">
            <text:p>11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8" calcext:value-type="float">
            <text:p>11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9" calcext:value-type="float">
            <text:p>11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0" calcext:value-type="float">
            <text:p>12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PRATA/" xlink:type="simple">ROTI-Prata SPOJ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1" calcext:value-type="float">
            <text:p>12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NARC05B/" xlink:type="simple">DoubleHelix SPOJ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2" calcext:value-type="float">
            <text:p>12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SUBSUMS/" xlink:type="simple">Subset Sum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3" calcext:value-type="float">
            <text:p>12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4" calcext:value-type="float">
            <text:p>12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5" calcext:value-type="float">
            <text:p>12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4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Can we reverse a linked list in less than O(n) 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Why Quicksort is preferred for. Arrays and Merge Sort for LinkedLists 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IEHARD/" xlink:type="simple">DIEHARD -DIE HAR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CJ101BB/" xlink:type="simple">Picking Up Chick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CHOCOLA/" xlink:type="simple">CHOCOLA –Chocolat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ug-of-war/" xlink:type="simple">Tug of Wa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8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8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8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flood-fill/" xlink:type="simple">flood fill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lone-graph/" xlink:type="simple">Clone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word-ladder/" xlink:type="simple">word Ladder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ADDITIONAL:</text:p>
          </table:table-cell>
          <table:table-cell table:number-columns-repeated="62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a xlink:href="https://practice.geeksforgeeks.org/problems/binary-array-sorting-1587115620/1" xlink:type="simple">https://practice.geeksforgeeks.org/problems/binary-array-sorting-1587115620/1</text:a></text:p>
          </table:table-cell>
          <table:table-cell table:style-name="ce35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<text:span text:style-name="T1"><text:a xlink:href="https://practice.geeksforgeeks.org/problems/reversal-algorithm5340/1" xlink:type="simple">https://practice.geeksforgeeks.org/problems/reversal-algorithm5340/1</text:a></text:span></text:p>
          </table:table-cell>
          <table:table-cell table:style-name="ce35" office:value-type="string" calcext:value-type="string">
            <text:p>SOLVED</text:p>
          </table:table-cell>
          <table:table-cell office:value-type="string" calcext:value-type="string">
            <text:p>reversal algo</text:p>
          </table:table-cell>
          <table:table-cell office:value-type="string" calcext:value-type="string">
            <text:p>A juggling algo,block swapings</text:p>
          </table:table-cell>
          <table:table-cell table:number-columns-repeated="58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<text:a xlink:href="https://practice.geeksforgeeks.org/problems/faithful-numbers0014/1" xlink:type="simple">https://practice.geeksforgeeks.org/problems/faithful-numbers0014/1</text:a></text:p>
          </table:table-cell>
          <table:table-cell table:style-name="ce35" office:value-type="string" calcext:value-type="string">
            <text:p>SOLVED</text:p>
          </table:table-cell>
          <table:table-cell table:number-columns-repeated="60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ractice.geeksforgeeks.org/problems/depth-first-traversal-for-a-graph/1" xlink:type="simple">https://practice.geeksforgeeks.org/problems/depth-first-traversal-for-a-graph/1</text:a>#</text:p>
          </table:table-cell>
          <table:table-cell table:style-name="ce35" office:value-type="string" calcext:value-type="string">
            <text:p>SOLVED</text:p>
          </table:table-cell>
          <table:table-cell table:number-columns-repeated="60"/>
        </table:table-row>
        <table:table-row table:style-name="ro2" table:number-rows-repeated="10480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B4:Sheet1.I4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 style:data-style-name="N2" text:time-value="18:16:24.906301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2-06-11T18:25:03.258024885</dc:date>
    <meta:generator>LibreOffice/7.1.5.2$Linux_X86_64 LibreOffice_project/10$Build-2</meta:generator>
    <meta:editing-duration>PT16H48M7S</meta:editing-duration>
    <meta:editing-cycles>17</meta:editing-cycles>
    <meta:document-statistic meta:table-count="1" meta:cell-count="1527" meta:object-count="0"/>
    <meta:user-defined meta:name="AppVersion">16.0300</meta:user-defined>
  </office:meta>
</office:document-meta>
</file>